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68718"/>
    </style:style>
    <style:style style:name="T2" style:family="text">
      <style:text-properties officeooo:rsid="0018814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l-Biruni: Bilim ve Felsefenin Öncüsü</text:h>
      <text:h text:style-name="Heading_20_3" text:outline-level="3">Giriş</text:h>
      <text:p text:style-name="Text_20_body">El-Biruni, 11. yüzyılın en önemli bilim insanlarından biri olarak, hem İslam dünyasında hem de dünya <text:span text:style-name="T1">tarihinde adı geçen önemli bir kişidir</text:span>. Tam adı Ebu Rayhan Muhammed bin Ahmed el-Biruni’<text:span text:style-name="T1">dir</text:span>, astronomi, matematik, coğrafya, tarih ve eczacılık gibi pek çok alanda çığır açıcı çalışmalar yapmıştır.</text:p>
      <text:h text:style-name="Heading_20_3" text:outline-level="3">Hayatı ve Eğitimi</text:h>
      <text:p text:style-name="Text_20_body">El-Biruni, 973 yılında günümüzdeki Özbekistan’<text:span text:style-name="T1">ın</text:span> içinde bulunan Kharasan'da doğmuştur. Genç yaşta bilimle ilgilenmeye başlayan El-Biruni, dönemin en önemli bilim insanlarıyla iletişimde bulunmuş, çeşitli eserler kaleme alarak bilgi birikimini zenginleştirmiştir. Zamanla kendini, özellikle astronomi ve matematik alanında geliştirmiştir.</text:p>
      <text:h text:style-name="Heading_20_3" text:outline-level="3">Bilimsel Katkıları</text:h>
      <text:h text:style-name="Heading_20_4" text:outline-level="4">Astronomi</text:h>
      <text:p text:style-name="Text_20_body">El-Biruni astronomi alanında <text:span text:style-name="T1">da</text:span> çalışmaları oldukça <text:span text:style-name="T1">önemlidir</text:span>. En önemli eserlerinden biri olan "Kitab al-Qanun al-Mas'udi" (Mas'udi Kanunu), yıldızların konumlarını ve hareketlerini <text:s/>incelemiştir. Ayrıca, yerin çapını hesaplamak için geliştirdiği yöntem, onun matematiksel <text:span text:style-name="T2">zekasını</text:span> gözler önüne sermektedir.</text:p>
      <text:h text:style-name="Heading_20_4" text:outline-level="4">Coğrafya</text:h>
      <text:p text:style-name="Text_20_body">El-Biruni, coğrafya alanında da önemli katkılarda bulunmuştur. "Kitab al-Hind" adlı eseri, Hindistan’ın kültürü, coğrafyası ve halkı hakkında kapsamlı bilgiler sunmaktadır. Bu eser, yalnızca coğrafi veriler değil, aynı zamanda sosyolojik ve antropolojik gözlemler de içermektedir.</text:p>
      <text:h text:style-name="Heading_20_4" text:outline-level="4">Matematik</text:h>
      <text:p text:style-name="Text_20_body">Matematikte <text:span text:style-name="T1">ise</text:span>, trigonometri ve geometri alanlarındaki derin bilgisi ile birleşmiştir. El-Biruni, trigonometrik hesaplamalar ve çeşitli matematiksel formüller geliştirerek, bu alanlara önemli katkılarda bulunmuştur.</text:p>
      <text:h text:style-name="Heading_20_3" text:outline-level="3">Felsefi Görüşleri</text:h>
      <text:p text:style-name="Text_20_body">El-Biruni’<text:span text:style-name="T1">nin</text:span>, felsefi düşünceleri de dikkat çekmektedir. Bilimin doğasına ve metodolojisine dair <text:span text:style-name="T1">ilginç</text:span> düşüncelere sahip olan El-Biruni, gözlemlerine dayalı bir bilim anlayışını savunmuştur. Felsefi eserlerinde, deneysel ve analitik düşüncenin önemini vurgulamıştır.</text:p>
      <text:h text:style-name="Heading_20_3" text:outline-level="3">Sonuç</text:h>
      <text:p text:style-name="Text_20_body">El-Biruni, hem bilim insanı hem de filozof olarak, bilimin gelişimine yaptığı katkılarla öne çıkmıştır. Eserleri, sadece kendi döneminde değil, sonraki yüzyıllarda da büyük etki yaratmıştır. El-Biruni’nin çalışmaları, bilimin evrensel <text:span text:style-name="T2">olduğunu kanıtlar niteliktedir</text:span>.</text:p>
      <text:h text:style-name="Heading_20_3" text:outline-level="3"><text:soft-page-break/>Kaynakça</text:h>
      <text:list text:style-name="L1">
        <text:list-item>
          <text:p text:style-name="P2">Nasr, Seyyed Hossein. "Islamic Philosophy from Its Origin to the Present."</text:p>
        </text:list-item>
        <text:list-item>
          <text:p text:style-name="P2">Al-Biruni, Abu Rayhan<text:span text:style-name="T2">(Kendi Kitabıdır)</text:span>. "Kitab al-Qanun al-Mas'udi."</text:p>
        </text:list-item>
        <text:list-item>
          <text:p text:style-name="P1">Al-Biruni, Abu Rayhan<text:span text:style-name="T2">(Kendi Kitabıdır)</text:span>. "Kitab al-Hind."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9:52:31.598895519</meta:creation-date>
    <dc:date>2024-09-23T20:06:53.777892557</dc:date>
    <meta:editing-duration>PT4M6S</meta:editing-duration>
    <meta:editing-cycles>1</meta:editing-cycles>
    <meta:document-statistic meta:table-count="0" meta:image-count="0" meta:object-count="0" meta:page-count="2" meta:paragraph-count="20" meta:word-count="279" meta:character-count="2310" meta:non-whitespace-character-count="2053"/>
    <meta:generator>LibreOffice/24.2.5.2$Linux_X86_64 LibreOffice_project/420$Build-2</meta:generator>
  </office:meta>
</office:document-meta>
</file>